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874in"/>
    </style:style>
    <style:style style:name="P2" style:family="paragraph" style:parent-style-name="Standard">
      <style:paragraph-properties style:line-height-at-least="0.1874in"/>
      <style:text-properties fo:color="#333333" style:font-name="Verdana" fo:font-size="9pt"/>
    </style:style>
    <style:style style:name="T1" style:family="text">
      <style:text-properties fo:color="#333333"/>
    </style:style>
    <style:style style:name="T2" style:family="text">
      <style:text-properties fo:color="#333333" style:font-name="Verdana" fo:font-size="9pt"/>
    </style:style>
    <style:style style:name="T3" style:family="text">
      <style:text-properties fo:color="#333333" style:font-name="Verdana" fo:font-size="9pt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Use the thank you card to tell the givers how you used it. For example: </text:span><text:line-break/><text:line-break/><text:span text:style-name="T2">Dear Terry and Vicky, </text:span><text:line-break/><text:line-break/><text:span text:style-name="T2">Todd and I wanted to thank you greatly for the check you sent for a wedding gift. We are saving to buy a new car, and your gift will help us reach our goal. We can’t wait to take you for a spin around the neighborhood. </text:span><text:line-break/><text:line-break/><text:span text:style-name="T2">Best wishes, </text:span><text:line-break/><text:line-break/><text:span text:style-name="T2">Christine Markham </text:span><text:line-break/><text:line-break/><text:line-break/><text:span text:style-name="T3">A thank you card for an item off of your registry</text:span><text:span text:style-name="T1"> </text:span><text:line-break/><text:line-break/><text:span text:style-name="T2">Dear Jack, </text:span><text:line-break/><text:line-break/><text:span text:style-name="T2">I am writing to thank you for the place setting of china that you so kindly sent for a wedding gift. Todd and I now have a service for eight. I’m sure we’ll use it for years to come. Wedding china is such a thoughtful gift and an instant family heirloom. </text:span><text:line-break/><text:line-break/><text:span text:style-name="T2">Thanks again, </text:span><text:line-break/><text:line-break/><text:span text:style-name="T2">Christine Markham </text:span> </text:p>
      <text:p text:style-name="P2"/>
      <text:p text:style-name="P1"><text:span text:style-name="T3">A thank you card for someone who sent a gift but wasn’t at the wedding</text:span><text:span text:style-name="T1"> </text:span><text:line-break/><text:line-break/><text:span text:style-name="T2">Dear Mr. Jacobs, </text:span><text:line-break/><text:line-break/><text:span text:style-name="T2">Thank you so much for the gold-plated doodad you sent Christine and me as a wedding gift. It was so thoughtful of you! I’m so sorry that you couldn’t attend the wedding – it was romantic and went just as planned. I’d love to get together soon so you can see the pictures! </text:span><text:line-break/><text:line-break/><text:span text:style-name="T2">Best, </text:span><text:line-break/><text:line-break/><text:span text:style-name="T2">Todd Markham </text:span></text:p>
      <text:p text:style-name="Standard"/>
      <text:p text:style-name="Standard"/>
      <text:p text:style-name="Standard">Jeff Stanley – 6 scotch glasses</text:p>
      <text:p text:style-name="Standard">Jeff,</text:p>
      <text:p text:style-name="Standard"/>
      <text:p text:style-name="Standard">Thank you for coming to the wedding and for the scotch glasses! Can't go wrong with the gift of alcohol aids, right? :) Kelly and I would love to have you come visit and enjoy some scotch with us at our new house in Laurel (we can serve other drinks too of course..)</text:p>
      <text:p text:style-name="Standard"/>
      <text:p text:style-name="Standard">Hope you have been well!,</text:p>
      <text:p text:style-name="Standard">Mike</text:p>
      <text:p text:style-name="Standard"/>
      <text:p text:style-name="Standard">Angie and John Martin – 4 denby mugs</text:p>
      <text:p text:style-name="Standard"><text:soft-page-break/>John and Mrs. Martin (or at least that's how I've known you),</text:p>
      <text:p text:style-name="Standard"/>
      <text:p text:style-name="Standard">Thank you both for coming to the wedding, and for the gift of the mugs. Kelly and I both appreciate the support by both of you, and John, for performing the Deacon's liturgical duties at Mass. It certainly helped make a special day even more so. </text:p>
      <text:p text:style-name="Standard"/>
      <text:p text:style-name="Standard"/>
      <text:p text:style-name="Standard">Brian Grubel – Stepladder</text:p>
      <text:p text:style-name="Standard"/>
      <text:p text:style-name="Standard">Brian,</text:p>
      <text:p text:style-name="Standard"/>
      <text:p text:style-name="Standard">I hope you enjoyed your time at Kelly's and my wedding. Thank you for coming and for the stepladder, it has come in handy many times at the new house. </text:p>
      <text:p text:style-name="Standard"/>
      <text:p text:style-name="Standard">I hope you have been well,</text:p>
      <text:p text:style-name="Standard">Mike</text:p>
      <text:p text:style-name="Standard"/>
      <text:p text:style-name="Standard"/>
      <text:p text:style-name="Standard">Zach Wilkes – steak Knives</text:p>
      <text:p text:style-name="Standard"/>
      <text:p text:style-name="Standard">Zach! I'm so sorry you couldn't make it to the wedding. We'll have to get together soon, perhaps for some steak here at Kelly's and my new house in Laurel!</text:p>
      <text:p text:style-name="Standard"/>
      <text:p text:style-name="Standard">Thank you so much for the knives, they're awesome. </text:p>
      <text:p text:style-name="Standard"/>
      <text:p text:style-name="Standard"/>
      <text:p text:style-name="Standard">Greg and Maureen – Iron and Toaster oven</text:p>
      <text:p text:style-name="Standard">Darby and Susan Smith – Silverware 1 place</text:p>
      <text:p text:style-name="Standard">Walter Garvin – 100</text:p>
      <text:p text:style-name="Standard">Glenn and June – 75</text:p>
      <text:p text:style-name="Standard">Grubels – 200</text:p>
      <text:p text:style-name="Standard">Gary and Stephanie Rubeling – 50</text:p>
      <text:p text:style-name="Standard">Terry and Jerry Boncavage – 50</text:p>
      <text:p text:style-name="Standard">Hadro family – 50</text:p>
      <text:p text:style-name="Standard">Roy and Gale Romsburg – 100</text:p>
      <text:p text:style-name="Standard">Bucheitt – 50</text:p>
      <text:p text:style-name="Standard">Sarah and Chris Pigula – 100</text:p>
      <text:p text:style-name="Standard">Beverly Brandt – 35</text:p>
      <text:p text:style-name="Standard">Thomas Garvin – 100</text:p>
      <text:p text:style-name="Standard">Anita and Chuck Gill – Corningwear serving set</text:p>
      <text:p text:style-name="Standard">Billy and Kristy – Crate and Barrel Beer glasse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2-09-16T21:35:54</meta:creation-date>
    <dc:date>2012-09-16T22:39:47</dc:date>
    <dc:creator>Mike </dc:creator>
    <meta:editing-duration>PT56M18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2" meta:paragraph-count="33" meta:word-count="513" meta:character-count="2630" meta:non-whitespace-character-count="2116"/>
  </office:meta>
</office:document-meta>
</file>